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c4a"/>
    </style:style>
    <style:style style:name="P2" style:family="paragraph" style:parent-style-name="Standard">
      <style:text-properties officeooo:rsid="000c7c4a" officeooo:paragraph-rsid="000c7c4a"/>
    </style:style>
    <style:style style:name="P3" style:family="paragraph" style:parent-style-name="Standard">
      <style:text-properties fo:color="#1e6a39" loext:opacity="100%" officeooo:rsid="000c7c4a" officeooo:paragraph-rsid="000c7c4a"/>
    </style:style>
    <style:style style:name="P4" style:family="paragraph" style:parent-style-name="Standard">
      <style:text-properties style:use-window-font-color="true" loext:opacity="0%" officeooo:rsid="000c7c4a" officeooo:paragraph-rsid="000c7c4a"/>
    </style:style>
    <style:style style:name="P5" style:family="paragraph" style:parent-style-name="Standard">
      <style:text-properties style:use-window-font-color="true" loext:opacity="0%" officeooo:rsid="000c7c4a" officeooo:paragraph-rsid="000d5489"/>
    </style:style>
    <style:style style:name="P6" style:family="paragraph" style:parent-style-name="Standard">
      <style:text-properties style:use-window-font-color="true" loext:opacity="0%" officeooo:rsid="000e03b2" officeooo:paragraph-rsid="000e03b2"/>
    </style:style>
    <style:style style:name="P7" style:family="paragraph" style:parent-style-name="Standard">
      <style:text-properties officeooo:rsid="000c7c4a" officeooo:paragraph-rsid="000c7c4a"/>
    </style:style>
    <style:style style:name="P8" style:family="paragraph" style:parent-style-name="Standard">
      <style:text-properties officeooo:rsid="000fd87d" officeooo:paragraph-rsid="000fd87d"/>
    </style:style>
    <style:style style:name="T1" style:family="text">
      <style:text-properties fo:color="#1e6a39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officeooo:rsid="000d5489"/>
    </style:style>
    <style:style style:name="T4" style:family="text">
      <style:text-properties officeooo:rsid="000fd87d"/>
    </style:style>
    <style:style style:name="T5" style:family="text">
      <style:text-properties fo:color="#127622" loext:opacity="100%"/>
    </style:style>
    <style:style style:name="T6" style:family="text">
      <style:text-properties fo:color="#127622" loext:opacity="100%" officeooo:rsid="000fd8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leccionar elementos en el DOM forma tradicional:</text:p>
      <text:p text:style-name="P2"><text:tab/><text:span text:style-name="T1">document.getElementById(“#element”);</text:span></text:p>
      <text:p text:style-name="P3"><text:tab/>document.getElementByTagName(“div”);</text:p>
      <text:p text:style-name="P3"><text:tab/>var imagenes=document.querySelectorAll(“#element img”);</text:p>
      <text:p text:style-name="P2"/>
      <text:p text:style-name="P2">.querySelectorAll almacena elementos en un array que hay que recorrerlo con un bucle.</text:p>
      <text:p text:style-name="P3">ForEach: <text:a xlink:type="simple" xlink:href="https://www.freecodecamp.org/espanol/news/foreach-en-javascript-como-recorrer-un-arreglo-en-js/" text:style-name="Internet_20_link" text:visited-style-name="Visited_20_Internet_20_Link">https://www.freecodecamp.org/espanol/news/foreach-en-javascript-como-recorrer-un-arreglo-en-js/</text:a></text:p>
      <text:p text:style-name="P2"><text:tab/></text:p>
      <text:p text:style-name="P2"><text:tab/>Selectores CSS con JQuery:</text:p>
      <text:p text:style-name="P2"><text:tab/><text:tab/><text:span text:style-name="T1">Clase: $(“.element”);</text:span></text:p>
      <text:p text:style-name="P3"><text:tab/><text:tab/>Id: $(“#element”);</text:p>
      <text:p text:style-name="P3"><text:tab/><text:tab/>Selector: $(“p”);</text:p>
      <text:p text:style-name="P2"/>
      <text:p text:style-name="P1"/>
      <text:p text:style-name="P2"/>
      <text:p text:style-name="P2">Hay que cargar la librería Jquery en un script.</text:p>
      <text:p text:style-name="P2"/>
      <text:p text:style-name="P2">La siguiente instrucción sirve para ejecutar funciones una vez se ha cargado el DOM de una página web:</text:p>
      <text:p text:style-name="P3">$(document).ready(function(){</text:p>
      <text:p text:style-name="P3"><text:tab/>//código aquí</text:p>
      <text:p text:style-name="P3">});</text:p>
      <text:p text:style-name="P3"/>
      <text:p text:style-name="P4">Forma tradicional:</text:p>
      <text:p text:style-name="P3">window.addEventListener('load', function (){</text:p>
      <text:p text:style-name="P3"><text:tab/>//código aquí</text:p>
      <text:p text:style-name="P3">});</text:p>
      <text:p text:style-name="P3"/>
      <text:p text:style-name="P4">Funciones encadenadas:</text:p>
      <text:p text:style-name="P4">En JQuery:</text:p>
      <text:p text:style-name="P3">$(“#obj”).width().height().text().hide().fadeIn(10000);</text:p>
      <text:p text:style-name="P4"/>
      <text:p text:style-name="P4">En Vanilla JS sería:</text:p>
      <text:p text:style-name="P3">var obj = document.getElementById(“#element”);</text:p>
      <text:p text:style-name="P3">obj.style.width=””;</text:p>
      <text:p text:style-name="P3">obj.style.height=””;</text:p>
      <text:p text:style-name="P3">obj.innerHTML=”texto”; <text:span text:style-name="T2">(cambiar el texto de un elemento del DOM)</text:span></text:p>
      <text:p text:style-name="P3"/>
      <text:p text:style-name="P4">Funciones JQuery:</text:p>
      <text:p text:style-name="P3"/>
      <text:p text:style-name="P4"><text:span text:style-name="T1">.html()</text:span> - Reemplazar texto y etiquetas</text:p>
      <text:p text:style-name="P4"><text:span text:style-name="T1">.text()</text:span> - Sustituye texto pero no manipula etiquetas HTML</text:p>
      <text:p text:style-name="P4"><text:span text:style-name="T1">.after()</text:span> - Incluye texto después y fuera del contenedor señalado</text:p>
      <text:p text:style-name="P4"><text:span text:style-name="T1">.before()</text:span> - Incluye texto antes y fuera del contenedor señalado</text:p>
      <text:p text:style-name="P4"><text:span text:style-name="T1">.append()</text:span> - Incluye texto a continuación y dentro del contenedor señalado</text:p>
      <text:p text:style-name="P4"><text:span text:style-name="T1">.prepend()</text:span> - Incluye texto al principio y dentro del contenedor señalado</text:p>
      <text:p text:style-name="P4"><text:span text:style-name="T1">.remove()</text:span> - <text:span text:style-name="T3">Elimina un elemento dependiendo del evento indicado (click, mouseover,...)</text:span></text:p>
      <text:p text:style-name="P5"><text:span text:style-name="T1">.replaceWith()</text:span> - <text:span text:style-name="T3">Reemplaza un elemento dependiendo del evento indicado (click, mouseover,...)</text:span></text:p>
      <text:p text:style-name="P4"/>
      <text:p text:style-name="P6"/>
      <text:p text:style-name="P6"/>
      <text:p text:style-name="P6"><text:soft-page-break/>Cambiando atributos CSS:</text:p>
      <text:p text:style-name="P6"><text:span text:style-name="T1">.addClass()</text:span> - Añade una clase a un elemento</text:p>
      <text:p text:style-name="P6"><text:span text:style-name="T1">.removeClass()</text:span> - Quita una clase a un elemento</text:p>
      <text:p text:style-name="P6"><text:span text:style-name="T1">.toggleClass()</text:span> - Es como un switch on/off</text:p>
      <text:p text:style-name="P2"/>
      <text:p text:style-name="P2"><text:span text:style-name="T5">.</text:span><text:span text:style-name="T6">hover</text:span><text:span text:style-name="T4"> y </text:span><text:span text:style-name="T6">.toggle</text:span></text:p>
      <text:p text:style-name="P8">La funcion <text:span text:style-name="T5">.hover</text:span> maneja los eventos onmouseover y onmouseout y la función <text:span text:style-name="T5">.toggle</text:span> maneja el evento onclick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3:37:29.516000000</meta:creation-date>
    <dc:date>2023-09-11T11:01:38.698000000</dc:date>
    <meta:editing-duration>PT5H38M25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3" meta:word-count="227" meta:character-count="1830" meta:non-whitespace-character-count="1632"/>
  </office:meta>
</office:document-meta>
</file>